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width="0.051cm" svg:stroke-color="#004586" draw:marker-start-width="0.276cm" draw:marker-end-width="0.276cm" draw:fill="none" draw:fill-color="#cfe7f5" draw:textarea-horizontal-align="center" draw:textarea-vertical-align="middle" draw:auto-grow-height="false" fo:min-height="0.749cm" fo:min-width="0.499cm" fo:padding-top="0.15cm" fo:padding-bottom="0.15cm" fo:padding-left="0.275cm" fo:padding-right="0.275cm" draw:shadow="hidden"/>
    </style:style>
    <style:style style:name="gr2" style:family="graphic" style:parent-style-name="standard">
      <style:graphic-properties svg:stroke-width="0.051cm" svg:stroke-color="#004586" draw:marker-start-width="0.276cm" draw:marker-end-width="0.276cm" draw:fill="none" draw:fill-color="#cfe7f5" draw:textarea-horizontal-align="center" draw:textarea-vertical-align="middle" draw:auto-grow-height="false" fo:min-height="0.749cm" fo:min-width="0.499cm" fo:padding-top="0.15cm" fo:padding-bottom="0.15cm" fo:padding-left="0.275cm" fo:padding-right="0.275cm" draw:shadow="hidden"/>
    </style:style>
    <style:style style:name="gr3" style:family="graphic" style:parent-style-name="objectwithoutfill">
      <style:graphic-properties svg:stroke-width="0.051cm" svg:stroke-color="#004586" draw:marker-start-width="0.268cm" draw:marker-end="Arrow" draw:marker-end-width="0.217cm" draw:fill="none" draw:textarea-vertical-align="middle" fo:padding-top="0.15cm" fo:padding-bottom="0.15cm" fo:padding-left="0.275cm" fo:padding-right="0.275cm"/>
    </style:style>
    <style:style style:name="gr4" style:family="graphic" style:parent-style-name="objectwithoutfill">
      <style:graphic-properties svg:stroke-width="0.051cm" svg:stroke-color="#004586" draw:marker-start="Arrow" draw:marker-start-width="0.229cm" draw:marker-end="Arrow" draw:marker-end-width="0.217cm" draw:fill="none" draw:textarea-vertical-align="middle" fo:padding-top="0.15cm" fo:padding-bottom="0.15cm" fo:padding-left="0.275cm" fo:padding-right="0.275cm"/>
    </style:style>
    <style:style style:name="gr5" style:family="graphic" style:parent-style-name="standard">
      <style:graphic-properties svg:stroke-width="0.051cm" svg:stroke-color="#004586" draw:marker-start-width="0.276cm" draw:marker-end-width="0.276cm" draw:fill="none" draw:fill-color="#cfe7f5" draw:textarea-vertical-align="middle" draw:auto-grow-height="false" fo:min-height="0.749cm" fo:min-width="0.499cm" fo:padding-top="0.15cm" fo:padding-bottom="0.15cm" fo:padding-left="0.275cm" fo:padding-right="0.275cm"/>
    </style:style>
    <style:style style:name="gr6" style:family="graphic" style:parent-style-name="objectwithoutfill">
      <style:graphic-properties svg:stroke-width="0.051cm" svg:stroke-color="#004586" draw:marker-start="" draw:marker-start-width="0.229cm" draw:marker-end="Arrow" draw:marker-end-width="0.217cm" draw:fill="none" draw:textarea-vertical-align="middle" fo:padding-top="0.15cm" fo:padding-bottom="0.15cm" fo:padding-left="0.275cm" fo:padding-right="0.275cm"/>
    </style:style>
    <style:style style:name="gr7" style:family="graphic" style:parent-style-name="objectwithoutfill">
      <style:graphic-properties draw:stroke="solid" draw:stroke-dash="Ultrafine_20_Dashed" svg:stroke-width="0.076cm" svg:stroke-color="#999999" draw:marker-start-width="0.237cm" draw:marker-end="Arrow" draw:marker-end-width="0.203cm" draw:fill="none" draw:textarea-vertical-align="middle" fo:padding-top="0.162cm" fo:padding-bottom="0.162cm" fo:padding-left="0.287cm" fo:padding-right="0.287cm"/>
    </style:style>
    <style:style style:name="gr8" style:family="graphic" style:parent-style-name="objectwithoutfill">
      <style:graphic-properties draw:stroke="solid" draw:stroke-dash="Fine_20_Dashed" svg:stroke-width="0.102cm" svg:stroke-color="#000000" draw:marker-start-width="0.276cm" draw:marker-end="Arrow" draw:marker-end-width="0.242cm" draw:fill="none" draw:textarea-vertical-align="middle" fo:padding-top="0.175cm" fo:padding-bottom="0.175cm" fo:padding-left="0.3cm" fo:padding-right="0.3cm"/>
    </style:style>
    <style:style style:name="gr9" style:family="graphic" style:parent-style-name="standard">
      <style:graphic-properties draw:stroke="none" draw:fill="solid" draw:fill-color="#83caff" draw:textarea-vertical-align="middle" draw:auto-grow-height="false" fo:min-height="0cm" fo:min-width="0cm"/>
    </style:style>
    <style:style style:name="gr10" style:family="graphic" style:parent-style-name="standard">
      <style:graphic-properties draw:stroke="none" svg:stroke-color="#000000" draw:fill="none" draw:fill-color="#ffffff" fo:min-height="0.635cm"/>
    </style:style>
    <style:style style:name="gr11" style:family="graphic" style:parent-style-name="standard">
      <style:graphic-properties draw:stroke="dash" draw:stroke-dash="Ultrafine_20_Dashed" svg:stroke-width="0.076cm" svg:stroke-color="#000000" draw:marker-start-width="0.314cm" draw:marker-end-width="0.314cm" draw:fill="none" draw:fill-color="#ffffff" draw:fill-hatch-solid="false" draw:textarea-vertical-align="middle" fo:padding-top="0.163cm" fo:padding-bottom="0.163cm" fo:padding-left="0.288cm" fo:padding-right="0.288cm"/>
    </style:style>
    <style:style style:name="gr12" style:family="graphic" style:parent-style-name="standard">
      <style:graphic-properties draw:stroke="none" svg:stroke-width="0.035cm" draw:stroke-linejoin="miter" draw:fill="solid" draw:fill-color="#ffffff"/>
    </style:style>
    <style:style style:name="gr13" style:family="graphic" style:parent-style-name="standard">
      <style:graphic-properties draw:stroke="none" svg:stroke-width="0.035cm" draw:stroke-linejoin="miter" draw:fill="solid" draw:fill-color="#000000"/>
    </style:style>
    <style:style style:name="P1" style:family="paragraph">
      <style:paragraph-properties fo:text-align="center"/>
    </style:style>
    <style:style style:name="P2" style:family="paragraph">
      <style:paragraph-properties fo:text-align="end"/>
    </style:style>
    <style:style style:name="P3" style:family="paragraph">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text-style-name="P1" draw:layer="layout" svg:width="4.465cm" svg:height="4.465cm" svg:x="-1.82cm" svg:y="0.631cm" svg:viewBox="0 0 4466 4466" svg:d="M2263 0l114 5 113 10 112 16 112 21 110 28 109 32 107 39 105 44 102 49 100 54 97 59 94 64 90 69 87 73 83 77 79 82 75 86 70 89 66 93 61 96 56 99 50 101 46 104 40 107 35 108 29 110 24 111 17 112 13 113 6 113 1 114-6 114-11 113-16 112-23 112-28 110-33 108-39 107-2077-821zM4466 0zM0 4466z">
            <text:p/>
          </draw:path>
          <draw:path draw:style-name="gr2" draw:text-style-name="P1" draw:layer="layout" svg:width="4.465cm" svg:height="4.465cm" svg:x="-1.82cm" svg:y="0.631cm" svg:viewBox="0 0 4466 4466" svg:d="M2263 0l114 5 113 10 112 16 112 21 110 28 109 32 107 39 105 44 102 49 100 54 97 59 94 64 90 69 87 73 83 77 79 82 75 86 70 89 66 93 61 96 56 99 50 101 46 104 40 107 35 108 29 110 24 111 17 112 13 113 6 113 1 114-6 114-11 113-16 112-23 112-28 110-33 108-39 107M4466 0zM0 4466z">
            <text:p/>
          </draw:path>
        </draw:g>
        <draw:line draw:style-name="gr3" draw:text-style-name="P1" draw:layer="layout" svg:x1="0.406cm" svg:y1="2.891cm" svg:x2="3.274cm" svg:y2="2.891cm">
          <text:p/>
        </draw:line>
        <draw:line draw:style-name="gr4" draw:text-style-name="P1" draw:layer="layout" svg:x1="0.43cm" svg:y1="0.103cm" svg:x2="0.43cm" svg:y2="4.445cm">
          <text:p/>
        </draw:line>
        <draw:custom-shape draw:style-name="gr5" draw:text-style-name="P1" draw:layer="layout" svg:width="4.465cm" svg:height="4.465cm" svg:x="2.822cm" svg:y="0.704cm">
          <text:p/>
          <draw:enhanced-geometry draw:mirror-horizontal="false" draw:mirror-vertical="false" draw:glue-point-type="segments" draw:type="mso-spt100" draw:modifiers="-0.582820644141184 -89.237795127184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3" draw:text-style-name="P2" draw:layer="layout" svg:x1="5.081cm" svg:y1="2.944cm" svg:x2="5.081cm" svg:y2="0.135cm">
          <text:p/>
        </draw:line>
        <draw:line draw:style-name="gr6" draw:text-style-name="P2" draw:layer="layout" svg:x1="5.073cm" svg:y1="2.92cm" svg:x2="7.867cm" svg:y2="2.92cm">
          <text:p/>
        </draw:line>
        <draw:g>
          <draw:line draw:style-name="gr7" draw:text-style-name="P1" draw:layer="layout" svg:x1="5.148cm" svg:y1="2.903cm" svg:x2="5.92cm" svg:y2="2.547cm">
            <text:p/>
          </draw:line>
          <draw:line draw:style-name="gr7" draw:text-style-name="P1" draw:layer="layout" svg:x1="5.121cm" svg:y1="2.906cm" svg:x2="6.022cm" svg:y2="1.46cm">
            <text:p/>
          </draw:line>
          <draw:line draw:style-name="gr7" draw:text-style-name="P1" draw:layer="layout" svg:x1="5.135cm" svg:y1="2.893cm" svg:x2="5.594cm" svg:y2="1.76cm">
            <text:p/>
          </draw:line>
          <draw:line draw:style-name="gr7" draw:text-style-name="P1" draw:layer="layout" svg:x1="0.448cm" svg:y1="2.896cm" svg:x2="2.131cm" svg:y2="2.629cm">
            <text:p/>
          </draw:line>
          <draw:line draw:style-name="gr7" draw:text-style-name="P1" draw:layer="layout" svg:x1="0.467cm" svg:y1="2.898cm" svg:x2="1.623cm" svg:y2="2.502cm">
            <text:p/>
          </draw:line>
          <draw:line draw:style-name="gr7" draw:text-style-name="P1" draw:layer="layout" svg:x1="0.467cm" svg:y1="2.914cm" svg:x2="1.242cm" svg:y2="3.264cm">
            <text:p/>
          </draw:line>
        </draw:g>
        <draw:line draw:style-name="gr8" draw:text-style-name="P1" draw:layer="layout" svg:x1="0.439cm" svg:y1="2.859cm" svg:x2="1.107cm" svg:y2="3.621cm">
          <text:p/>
        </draw:line>
        <draw:line draw:style-name="gr8" draw:text-style-name="P1" draw:layer="layout" svg:x1="0.447cm" svg:y1="2.891cm" svg:x2="1.496cm" svg:y2="2.129cm">
          <text:p/>
        </draw:line>
        <draw:custom-shape draw:style-name="gr9" draw:text-style-name="P1" draw:layer="layout" svg:width="1.27cm" svg:height="1.27cm" svg:x="3.228cm" svg:y="1.321cm">
          <text:p/>
          <draw:enhanced-geometry svg:viewBox="0 0 21600 21600" draw:mirror-vertical="true" draw:text-areas="0 0 21600 21600" draw:type="circular-arrow" draw:modifiers="-129.887150220118 38.9676485086999 6174.83841853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3" draw:layer="layout" svg:width="2.977cm" svg:height="0.885cm" svg:x="2.456cm" svg:y="2.852cm">
          <draw:text-box>
            <text:p text:style-name="P3"><text:span text:style-name="T1">Active Power</text:span></text:p>
          </draw:text-box>
        </draw:frame>
        <draw:frame draw:style-name="gr10" draw:text-style-name="P3" draw:layer="layout" svg:width="3.717cm" svg:height="0.885cm" draw:transform="rotate (1.5707963267949) translate (-0.15cm 2.325cm)">
          <draw:text-box>
            <text:p text:style-name="P3"><text:span text:style-name="T1">Reactive Power</text:span></text:p>
          </draw:text-box>
        </draw:frame>
        <draw:circle draw:style-name="gr11" draw:text-style-name="P1" draw:layer="layout" svg:width="1.227cm" svg:height="1.227cm" svg:x="4.481cm" svg:y="2.291cm" draw:kind="section" draw:start-angle="359.69" draw:end-angle="84.37">
          <text:p/>
        </draw:circle>
        <draw:line draw:style-name="gr8" draw:text-style-name="P1" draw:layer="layout" svg:x1="5.071cm" svg:y1="2.898cm" svg:x2="6.084cm" svg:y2="2.893cm">
          <text:p/>
        </draw:line>
        <draw:line draw:style-name="gr8" draw:text-style-name="P1" draw:layer="layout" svg:x1="5.111cm" svg:y1="2.899cm" svg:x2="5.223cm" svg:y2="1.607cm">
          <text:p/>
        </draw:line>
        <draw:g>
          <svg:title>TexMaths</svg:title>
          <svg:desc>16§display§\theta§svg§600§FALSE</svg:desc>
          <draw:polygon draw:style-name="gr12" draw:layer="layout" svg:width="0.281cm" svg:height="0.391cm" svg:x="5.691cm" svg:y="2.069cm" svg:viewBox="0 0 282 392" draw:points="141,392 0,392 0,0 282,0 282,392">
            <text:p/>
          </draw:polygon>
          <draw:path draw:style-name="gr13" draw:layer="layout" svg:width="0.233cm" svg:height="0.404cm" svg:x="5.715cm" svg:y="2.063cm" svg:viewBox="0 0 234 405" svg:d="M234 115c0-37-10-115-67-115-80 0-167 160-167 288 0 53 16 117 67 117 80 0 167-163 167-290zM61 194c10-37 21-82 43-122 15-27 35-59 61-59 29 0 32 35 32 67 0 29-5 58-19 114zM173 211c-6 26-18 74-38 116-21 38-42 65-68 65-17 0-30-16-30-69 0-24 3-56 19-112z">
            <text:p/>
          </draw:path>
        </draw:g>
        <draw:g>
          <draw:g>
            <svg:title>TexMaths</svg:title>
            <svg:desc>14§display§\cdot
§svg§600§FALSE</svg:desc>
            <draw:polygon draw:style-name="gr12" draw:layer="layout" svg:width="0.138cm" svg:height="0.192cm" draw:transform="rotate (-1.7533577665535) translate (2.27167794144807cm 4.09974346046703cm)" svg:viewBox="0 0 139 193" draw:points="69,193 0,193 0,0 139,0 139,193">
              <text:p/>
            </draw:polygon>
            <draw:path draw:style-name="gr13" draw:layer="layout" svg:width="0.052cm" svg:height="0.052cm" draw:transform="rotate (-1.7533577665535) translate (2.1952161493163cm 4.12833706716501cm)" svg:viewBox="0 0 53 53" svg:d="M53 27c0-14-11-27-26-27-14 0-27 13-27 27 0 15 13 26 27 26 15 0 26-11 26-26z">
              <text:p/>
            </draw:path>
          </draw:g>
          <draw:g>
            <svg:title>TexMaths</svg:title>
            <svg:desc>14§display§\cdot
§svg§600§FALSE</svg:desc>
            <draw:polygon draw:style-name="gr12" draw:layer="layout" svg:width="0.138cm" svg:height="0.192cm" draw:transform="rotate (-1.7533577665535) translate (2.4173709574678cm 3.94142298189066cm)" svg:viewBox="0 0 139 193" draw:points="69,193 0,193 0,0 139,0 139,193">
              <text:p/>
            </draw:polygon>
            <draw:path draw:style-name="gr13" draw:layer="layout" svg:width="0.052cm" svg:height="0.052cm" draw:transform="rotate (-1.7533577665535) translate (2.34090916533603cm 3.97001658858864cm)" svg:viewBox="0 0 53 53" svg:d="M53 27c0-14-11-27-26-27-14 0-27 13-27 27 0 15 13 26 27 26 15 0 26-11 26-26z">
              <text:p/>
            </draw:path>
          </draw:g>
          <draw:g>
            <svg:title>TexMaths</svg:title>
            <svg:desc>14§display§\cdot
§svg§600§FALSE</svg:desc>
            <draw:polygon draw:style-name="gr12" draw:layer="layout" svg:width="0.138cm" svg:height="0.192cm" draw:transform="rotate (-1.7533577665535) translate (2.52918376750215cm 3.76433292011451cm)" svg:viewBox="0 0 139 193" draw:points="69,193 0,193 0,0 139,0 139,193">
              <text:p/>
            </draw:polygon>
            <draw:path draw:style-name="gr13" draw:layer="layout" svg:width="0.052cm" svg:height="0.052cm" draw:transform="rotate (-1.7533577665535) translate (2.45272197537038cm 3.79292652681248cm)" svg:viewBox="0 0 53 53" svg:d="M53 27c0-14-11-27-26-27-14 0-27 13-27 27 0 15 13 26 27 26 15 0 26-11 26-26z">
              <text:p/>
            </draw:path>
          </draw:g>
        </draw:g>
        <draw:frame draw:style-name="gr10" draw:text-style-name="P3" draw:layer="layout" svg:width="1.452cm" svg:height="0.885cm" svg:x="3.195cm" svg:y="1.67cm">
          <draw:text-box>
            <text:p text:style-name="P3"><text:span text:style-name="T1">rota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7.874cm" fo:page-height="4.5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17T02:34:24</meta:creation-date>
    <dc:date>2014-10-30T17:45:03.192764556</dc:date>
    <meta:editing-duration>PT10H33M3S</meta:editing-duration>
    <meta:editing-cycles>87</meta:editing-cycles>
    <meta:generator>LibreOffice/4.2.6.3$Linux_X86_64 LibreOffice_project/420m0$Build-3</meta:generator>
    <meta:document-statistic meta:object-count="37"/>
  </office:meta>
</office:document-meta>
</file>